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50"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2">* * *</text:p>
      <text:p text:style-name="P49"/>
      <text:p text:style-name="P50"><text:s text:c="5"/><text:span text:style-name="T370">Chief ran the numbers. “He went where?”</text:span></text:p>
      <text:p text:style-name="P50"><text:span text:style-name="T370"><text:s text:c="5"/>Victoria responded. “Earth 2078.”</text:span></text:p>
      <text:p text:style-name="P50"><text:s text:c="5"/><text:span text:style-name="T370">Chief threw papers in the air and stormed out of the room. 2078, great just great.</text:span></text:p>
      <text:p text:style-name="P50"/>
      <text:p text:style-name="P51">Chapter Sixteen</text:p>
      <text:p text:style-name="P51"/>
      <text:p text:style-name="P51"><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20:43:36.675000000</dc:date>
    <meta:editing-cycles>399</meta:editing-cycles>
    <meta:generator>LibreOffice/7.4.1.2$Windows_X86_64 LibreOffice_project/3c58a8f3a960df8bc8fd77b461821e42c061c5f0</meta:generator>
    <meta:editing-duration>PT11H58M47S</meta:editing-duration>
    <meta:document-statistic meta:table-count="0" meta:image-count="0" meta:object-count="0" meta:page-count="60" meta:paragraph-count="764" meta:word-count="15086" meta:character-count="84986" meta:non-whitespace-character-count="67015"/>
  </office:meta>
</office:document-meta>
</file>